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73</text:p>
          </table:table-cell>
          <table:table-cell office:value-type="string">
            <text:p>公文・２歳からの数字</text:p>
            <text:p>「２」を大きく大きく書く練習。数字の読み書きだけのワークのようです。超入門って感じですね。しかし、算数・数学はこんな学問じゃない！本格的に学習するための布石をしっかり作っていきます。</text:p>
          </table:table-cell>
          <table:table-cell office:value-type="string">
            <text:p>将棋タウン「将棋幼稚園」棋譜の読み方・書き方</text:p>
            <text:p>基礎編・前半</text:p>
          </table:table-cell>
          <table:table-cell office:value-type="string">
            <text:p>サイト「ゼロから始める将棋研究所」</text:p>
            <text:p>前回までのまとめ。将棋は盤と駒と駒台を使って遊ぶ。駒は玉将（王将）・金将・銀将・桂馬・香車・歩兵・角行・飛車の８種類（９種類）。</text:p>
          </table:table-cell>
          <table:table-cell office:value-type="string">
            <text:p>練習局面課題演習　ＡＩ将棋１５　１級　１周目　第１問</text:p>
            <text:p>０．０００７７％　－４０４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674</text:p>
          </table:table-cell>
          <table:table-cell table:style-name="ce1" office:value-type="string">
            <text:p>公文・２歳からの平仮名</text:p>
            <text:p>「ひ」を大きく大きく書きます。平仮名１０文字を練習する一番最初の平仮名ワーク。どんどん進めて国語力の礎を築いていきます。</text:p>
          </table:table-cell>
          <table:table-cell table:style-name="ce1" office:value-type="string">
            <text:p>将棋タウン「将棋幼稚園」棋譜の読み方・書き方</text:p>
            <text:p>基礎編・後半</text:p>
          </table:table-cell>
          <table:table-cell table:style-name="ce1" office:value-type="string">
            <text:p>サイト「ゼロから始める将棋研究所」</text:p>
            <text:p>ゲームを始める前に、駒を盤の指定の場所に綺麗に並べる。そして二人が順番に交互に駒を動かしてゲームを進行させる。</text:p>
          </table:table-cell>
          <table:table-cell table:style-name="ce1" office:value-type="string">
            <text:p>練習局面課題演習　ＡＩ将棋１６　１級　１周目　第１問</text:p>
            <text:p>０．０００７７％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675</text:p>
          </table:table-cell>
          <table:table-cell office:value-type="string">
            <text:p>公文・２歳からの数字</text:p>
            <text:p>２を何回か書く練習～。</text:p>
          </table:table-cell>
          <table:table-cell office:value-type="string">
            <text:p>将棋タウン「将棋幼稚園」棋譜の読み方・書き方</text:p>
            <text:p>応用編</text:p>
          </table:table-cell>
          <table:table-cell office:value-type="string">
            <text:p>サイト「ゼロから始める将棋研究所」</text:p>
            <text:p>最終的に相手の玉将を先に取った方の勝ち。</text:p>
          </table:table-cell>
          <table:table-cell office:value-type="string">
            <text:p>練習局面課題演習　ＡＩ将棋１７　１級　１周目　第１問</text:p>
            <text:p>０．０００７７％　－４０４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676</text:p>
          </table:table-cell>
          <table:table-cell table:style-name="ce1" office:value-type="string">
            <text:p>公文・２歳からの数字</text:p>
            <text:p>数の位置関係を意識しながら１と２を書く練習～。</text:p>
          </table:table-cell>
          <table:table-cell table:style-name="ce1" office:value-type="string">
            <text:p>将棋タウン「将棋幼稚園」棋譜の読み方・書き方</text:p>
            <text:p>詰将棋編</text:p>
          </table:table-cell>
          <table:table-cell table:style-name="ce1" office:value-type="string">
            <text:p>サイト「ゼロから始める将棋研究所」</text:p>
            <text:p>さあ、ここからは駒の動かし方の学習に入ります。８種類一気に勉強していきましょう。一度に覚えるのは大変でしょうが、ここをクリアすれば将棋のルールの８割は覚えたも同然！？頑張って勉強していきましょう。</text:p>
          </table:table-cell>
          <table:table-cell table:style-name="ce1" office:value-type="string">
            <text:p>練習局面課題演習　ＡＩ将棋１９　１級　１周目　第１問</text:p>
            <text:p>０．０００７７％　－４０４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677</text:p>
          </table:table-cell>
          <table:table-cell table:style-name="ce1" office:value-type="string">
            <text:p>公文・２歳からの平仮名</text:p>
            <text:p>「ひ」の付く言葉を題材に「ひ」の書き取り練習～。</text:p>
          </table:table-cell>
          <table:table-cell table:style-name="ce1" office:value-type="string">
            <text:p>将棋タウン「将棋幼稚園」初心者の方へ</text:p>
            <text:p>初心者の方の将棋上達の指針</text:p>
          </table:table-cell>
          <table:table-cell table:style-name="ce1" office:value-type="string">
            <text:p>サイト「ゼロから始める将棋研究所」</text:p>
            <text:p>まずは各駒の枚数から。玉将１枚、王将１枚、飛車２枚、角行２枚、金将４枚、銀将４枚、桂馬４枚、香車４枚、歩兵１８枚。</text:p>
          </table:table-cell>
          <table:table-cell table:style-name="ce1" office:value-type="string">
            <text:p>練習局面課題演習　激指定跡道場４　指導対局　竹俣紅　５級　１周目　第１問</text:p>
            <text:p>０．０００７７％　－４０４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678</text:p>
          </table:table-cell>
          <table:table-cell table:style-name="ce1" office:value-type="string">
            <text:p>公文・２歳からの数字</text:p>
            <text:p>迷路課題が結構多いです。</text:p>
          </table:table-cell>
          <table:table-cell table:style-name="ce1" office:value-type="string">
            <text:p>将棋タウン「将棋幼稚園」初心者の方へ</text:p>
            <text:p>プロ・アマを含めた将棋界の現状</text:p>
          </table:table-cell>
          <table:table-cell table:style-name="ce1" office:value-type="string">
            <text:p>サイト「ゼロから始める将棋研究所」</text:p>
            <text:p>駒には表と裏に文字が書いてあり、表面を「生駒（なまごま）」、裏面を「成駒」という。</text:p>
          </table:table-cell>
          <table:table-cell table:style-name="ce1" office:value-type="string">
            <text:p>練習局面課題演習　激指１１　１級　１周目　標準　第１問</text:p>
            <text:p>０．０００７８％　－４０４０　５７級　たまご</text:p>
            <text:p>達成率アップ！</text:p>
            <text:p>１局の流れを学び終えて、初歩の核心、駒の動きの学習に移っていく所です。まだまだ先は長いけど、頑張ろう！</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679</text:p>
          </table:table-cell>
          <table:table-cell table:style-name="ce1" office:value-type="string">
            <text:p>公文・２歳からの平仮名</text:p>
            <text:p>続いての平仮名は「ろ」。</text:p>
            <text:p>風呂・線路・ろうそく・ロバ・サイコロ</text:p>
          </table:table-cell>
          <table:table-cell table:style-name="ce1" office:value-type="string">
            <text:p>サイト「将棋のルール」</text:p>
            <text:p>基本用語・マス目の符号</text:p>
          </table:table-cell>
          <table:table-cell table:style-name="ce1" office:value-type="string">
            <text:p>サイト「ゼロから始める将棋研究所」</text:p>
            <text:p>駒には表と裏がある。歩の表と裏の例。</text:p>
          </table:table-cell>
          <table:table-cell table:style-name="ce1" office:value-type="string">
            <text:p>練習局面課題演習　激指定跡道場３　１級　１周目　標準　第１問</text:p>
            <text:p>０．０００７８％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680</text:p>
          </table:table-cell>
          <table:table-cell office:value-type="string">
            <text:p>公文・２歳からの数字</text:p>
            <text:p>どんどん解いていこう、迷路課題。若干思考力も養えますね。</text:p>
          </table:table-cell>
          <table:table-cell office:value-type="string">
            <text:p>サイト「将棋のルール」</text:p>
            <text:p>駒を並べる・順番に指す・駒を取る・玉を詰ます</text:p>
          </table:table-cell>
          <table:table-cell office:value-type="string">
            <text:p>サイト「ゼロから始める将棋研究所」</text:p>
            <text:p>駒は盤上のマスの中に置かれる。囲碁は線と線の交点に置かれる。</text:p>
          </table:table-cell>
          <table:table-cell office:value-type="string">
            <text:p>練習局面課題演習　激指１２　１級　１周目　標準　第１問</text:p>
            <text:p>０．０００７８％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681</text:p>
          </table:table-cell>
          <table:table-cell table:style-name="ce1" office:value-type="string">
            <text:p>公文・２歳からの平仮名</text:p>
            <text:p>９つの文字から「ろ」を全部探す問題～。</text:p>
          </table:table-cell>
          <table:table-cell table:style-name="ce1" office:value-type="string">
            <text:p>サイト「将棋のルール」</text:p>
            <text:p>禁じ手・反則行為</text:p>
          </table:table-cell>
          <table:table-cell table:style-name="ce1" office:value-type="string">
            <text:p>サイト「ゼロから始める将棋研究所」</text:p>
            <text:p>駒はマス目の中に置こう。良い例と悪い例。線の上に置かないように。</text:p>
          </table:table-cell>
          <table:table-cell table:style-name="ce1" office:value-type="string">
            <text:p>練習局面課題演習　激指名人戦道場　１級　１周目　標準　第１問</text:p>
            <text:p>０．０００７８％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0</text:p>
          </table:table-cell>
          <table:table-cell table:style-name="ce1" office:value-type="string">
            <text:p>682</text:p>
          </table:table-cell>
          <table:table-cell table:style-name="ce1" office:value-type="string">
            <text:p>公文・２歳からの数字</text:p>
            <text:p>さあ、「３」を書く練習です。大きく書きます。</text:p>
          </table:table-cell>
          <table:table-cell table:style-name="ce1" office:value-type="string">
            <text:p>サイト「将棋のルール」</text:p>
            <text:p>入玉と持将棋</text:p>
          </table:table-cell>
          <table:table-cell table:style-name="ce1" office:value-type="string">
            <text:p>サイト「ゼロから始める将棋研究所」</text:p>
            <text:p>囲碁とはゲームの目的も違うけど、盤の使い方も違うんですねー。</text:p>
          </table:table-cell>
          <table:table-cell table:style-name="ce3" office:value-type="string">
            <text:p>練習局面課題演習　激指１３　１級　１周目　標準　第１問</text:p>
            <text:p>０．０００７８％　－４０４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683</text:p>
          </table:table-cell>
          <table:table-cell table:style-name="ce3" office:value-type="string">
            <text:p>公文・２歳からの平仮名</text:p>
            <text:p>絵と言葉の対応付け、「ろ」の付く言葉編。語彙に関してはまた覚えてチェックする機会を設けていきたいと思います。</text:p>
          </table:table-cell>
          <table:table-cell table:style-name="ce1" office:value-type="string">
            <text:p>サイト「将棋のルール」</text:p>
            <text:p>駒の動きの基本原則・駒を成る</text:p>
          </table:table-cell>
          <table:table-cell table:style-name="ce1" office:value-type="string">
            <text:p>サイト「ゼロから始める将棋研究所」</text:p>
            <text:p>さあ、駒の動かし方です！まずは、玉将（王将）から。裏は無地で成駒は無い。王将と玉将はゲーム上では同じ駒。</text:p>
          </table:table-cell>
          <table:table-cell table:style-name="ce1" office:value-type="string">
            <text:p>練習局面課題演習　激指１４　１級　１周目　標準　第１問</text:p>
            <text:p>０．０００７８％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2</text:p>
          </table:table-cell>
          <table:table-cell table:style-name="ce1" office:value-type="string">
            <text:p>684</text:p>
          </table:table-cell>
          <table:table-cell table:style-name="ce1" office:value-type="string">
            <text:p>公文・２歳からの数字</text:p>
            <text:p>「３」を何回も書く練習～。</text:p>
          </table:table-cell>
          <table:table-cell table:style-name="ce1" office:value-type="string">
            <text:p>サイト「将棋のルール」</text:p>
            <text:p>各駒の動かし方</text:p>
          </table:table-cell>
          <table:table-cell table:style-name="ce1" office:value-type="string">
            <text:p>サイト「ゼロから始める将棋研究所」</text:p>
            <text:p>玉将は縦・横・斜め各１マスずつに動ける。</text:p>
          </table:table-cell>
          <table:table-cell table:style-name="ce1" office:value-type="string">
            <text:p>練習局面課題演習　激指定跡道場４　１級　１周目　標準　第１問</text:p>
            <text:p>０．０００７８％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685</text:p>
          </table:table-cell>
          <table:table-cell table:style-name="ce1" office:value-type="string">
            <text:p>公文・２歳からの数字</text:p>
            <text:p>数の順序関係を意識しながら１～３を書く練習～。</text:p>
          </table:table-cell>
          <table:table-cell table:style-name="ce1" office:value-type="string">
            <text:p>サイト「将棋のルール」</text:p>
            <text:p>将棋の駒の並べ方と並べ順</text:p>
          </table:table-cell>
          <table:table-cell table:style-name="ce1" office:value-type="string">
            <text:p>サイト「ゼロから始める将棋研究所」</text:p>
            <text:p>王様の動きは覚えやすい！</text:p>
          </table:table-cell>
          <table:table-cell table:style-name="ce1" office:value-type="string">
            <text:p>練習局面課題演習　激指１５　１級　１周目　標準　第１問</text:p>
            <text:p>０．０００７８％　－４０４０　５７級　たまご</text:p>
          </table:table-cell>
          <table:table-cell table:style-name="ce1" table:number-columns-repeated="17"/>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154">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13">2022/07/13</text:date>, <text:time>02:4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0DT22H17M44S</meta:editing-duration>
    <meta:editing-cycles>193</meta:editing-cycles>
    <meta:generator>OpenOffice/4.1.6$Win32 OpenOffice.org_project/416m1$Build-9790</meta:generator>
    <dc:date>2022-07-13T02:46:50.69</dc:date>
    <meta:document-statistic meta:table-count="1" meta:cell-count="84" meta:object-count="0"/>
    <meta:user-defined meta:name="Info 1"/>
    <meta:user-defined meta:name="Info 2"/>
    <meta:user-defined meta:name="Info 3"/>
    <meta:user-defined meta:name="Info 4"/>
  </office:meta>
</office:document-meta>
</file>